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260" officeooo:paragraph-rsid="001e7260"/>
    </style:style>
    <style:style style:name="P2" style:family="paragraph" style:parent-style-name="Standard">
      <style:text-properties officeooo:rsid="002172f8" officeooo:paragraph-rsid="002172f8"/>
    </style:style>
    <style:style style:name="P3" style:family="paragraph" style:parent-style-name="Standard">
      <style:text-properties officeooo:rsid="0021f1fb" officeooo:paragraph-rsid="0021f1fb"/>
    </style:style>
    <style:style style:name="P4" style:family="paragraph" style:parent-style-name="Standard">
      <style:text-properties officeooo:rsid="0021f1fb" officeooo:paragraph-rsid="0023a563"/>
    </style:style>
    <style:style style:name="P5" style:family="paragraph" style:parent-style-name="Standard">
      <style:text-properties officeooo:rsid="00233d40" officeooo:paragraph-rsid="00233d40"/>
    </style:style>
    <style:style style:name="P6" style:family="paragraph" style:parent-style-name="Standard">
      <style:text-properties officeooo:rsid="00239bb0" officeooo:paragraph-rsid="00239bb0"/>
    </style:style>
    <style:style style:name="P7" style:family="paragraph" style:parent-style-name="Standard">
      <style:text-properties officeooo:rsid="0023a563" officeooo:paragraph-rsid="0023a563"/>
    </style:style>
    <style:style style:name="P8" style:family="paragraph" style:parent-style-name="Standard">
      <style:text-properties officeooo:rsid="00233d40" officeooo:paragraph-rsid="0023a563"/>
    </style:style>
    <style:style style:name="P9" style:family="paragraph" style:parent-style-name="Standard">
      <style:text-properties officeooo:rsid="002172f8" officeooo:paragraph-rsid="002172f8"/>
    </style:style>
    <style:style style:name="P10" style:family="paragraph" style:parent-style-name="Standard">
      <style:text-properties officeooo:rsid="0024a750" officeooo:paragraph-rsid="0024a750"/>
    </style:style>
    <style:style style:name="T1" style:family="text">
      <style:text-properties officeooo:rsid="00233d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art 2 </text:p>
      <text:p text:style-name="P1"/>
      <text:p text:style-name="P1">Loops to print the following:</text:p>
      <text:p text:style-name="P1"/>
      <text:p text:style-name="P1">5,10,15,20,25</text:p>
      <text:p text:style-name="P1"/>
      <text:p text:style-name="P1">int I=0;</text:p>
      <text:p text:style-name="P1"/>
      <text:p text:style-name="P1">while ( I&lt;=25){</text:p>
      <text:p text:style-name="P1">I = I+5;</text:p>
      <text:p text:style-name="P1">System.out.println(I);</text:p>
      <text:p text:style-name="P1"/>
      <text:p text:style-name="P1">}</text:p>
      <text:p text:style-name="P1"/>
      <text:p text:style-name="P2">2 -3 4 -5 6 -7 8 -9</text:p>
      <text:p text:style-name="P2"/>
      <text:p text:style-name="P3">int i=1;</text:p>
      <text:p text:style-name="P3"/>
      <text:p text:style-name="P3">for( I =1; I &lt;10; i++)</text:p>
      <text:p text:style-name="P3"/>
      <text:p text:style-name="P3">if(i%2 ==0) {</text:p>
      <text:p text:style-name="P3">System.out.println(i);</text:p>
      <text:p text:style-name="P3">}</text:p>
      <text:p text:style-name="P3">else</text:p>
      <text:p text:style-name="P3">System.out.println(-i);</text:p>
      <text:p text:style-name="P3">}</text:p>
      <text:p text:style-name="P3">}</text:p>
      <text:p text:style-name="P2"/>
      <text:p text:style-name="P2"/>
      <text:p text:style-name="P2">10,9,8,7…..</text:p>
      <text:p text:style-name="P2"/>
      <text:p text:style-name="P10">int i=10;</text:p>
      <text:p text:style-name="P10">for(i=10; i&gt;=0 ;i--)</text:p>
      <text:p text:style-name="P10">System.out.println(i);</text:p>
      <text:p text:style-name="P2"/>
      <text:p text:style-name="P2"/>
      <text:p text:style-name="P4">2. <text:span text:style-name="T1">I would expect “ The value is: 6</text:span></text:p>
      <text:p text:style-name="P8">5</text:p>
      <text:p text:style-name="P3"/>
      <text:p text:style-name="P5">part b</text:p>
      <text:p text:style-name="P5"/>
      <text:p text:style-name="P6">The value is : 0 , 1</text:p>
      <text:p text:style-name="P1"/>
      <text:p text:style-name="P7">part c</text:p>
      <text:p text:style-name="P7"/>
      <text:p text:style-name="P7">The value is : 10</text:p>
      <text:p text:style-name="P7"/>
      <text:p text:style-name="P7">part d</text:p>
      <text:p text:style-name="P7"/>
      <text:p text:style-name="P7">The value is : <text:s/></text:p>
      <text:p text:style-name="P7"><text:soft-page-break/>4</text:p>
      <text:p text:style-name="P7"/>
      <text:p text:style-name="P7">part e</text:p>
      <text:p text:style-name="P7">The value is :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3:20:14.983322094</meta:creation-date>
    <dc:date>2016-10-14T14:49:11.753123775</dc:date>
    <meta:editing-duration>PT37M15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90" meta:character-count="408" meta:non-whitespace-character-count="348"/>
  </office:meta>
</office:document-meta>
</file>